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757in" table:align="left"/>
    </style:style>
    <style:style style:name="Table3.A" style:family="table-column">
      <style:table-column-properties style:column-width="0.7757in"/>
    </style:style>
    <style:style style:name="Table3.B" style:family="table-column">
      <style:table-column-properties style:column-width="0.6368in"/>
    </style:style>
    <style:style style:name="Table3.C" style:family="table-column">
      <style:table-column-properties style:column-width="0.5444in"/>
    </style:style>
    <style:style style:name="Table3.E" style:family="table-column">
      <style:table-column-properties style:column-width="0.443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line-height="150%"/>
      <style:text-properties style:font-name="Times New Roman" officeooo:rsid="0010bcff" officeooo:paragraph-rsid="0010bcff"/>
    </style:style>
    <style:style style:name="P2" style:family="paragraph" style:parent-style-name="Standard" style:list-style-name="L2">
      <style:paragraph-properties fo:line-height="150%"/>
      <style:text-properties style:font-name="Times New Roman" officeooo:rsid="0010bcff" officeooo:paragraph-rsid="0010bcff"/>
    </style:style>
    <style:style style:name="P3" style:family="paragraph" style:parent-style-name="Standard">
      <style:paragraph-properties fo:line-height="150%"/>
      <style:text-properties style:font-name="Times New Roman" officeooo:rsid="0010bcff" officeooo:paragraph-rsid="0010bcff"/>
    </style:style>
    <style:style style:name="P4" style:family="paragraph" style:parent-style-name="Standard" style:list-style-name="L2">
      <style:paragraph-properties fo:line-height="150%"/>
      <style:text-properties style:font-name="Times New Roman" officeooo:rsid="00129d65" officeooo:paragraph-rsid="00129d65"/>
    </style:style>
    <style:style style:name="P5" style:family="paragraph" style:parent-style-name="Standard" style:list-style-name="L2">
      <style:paragraph-properties fo:line-height="150%"/>
      <style:text-properties style:font-name="Times New Roman" fo:font-weight="normal" officeooo:rsid="00129d65" officeooo:paragraph-rsid="00129d65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weight="normal" officeooo:rsid="00129d65" officeooo:paragraph-rsid="00129d65" style:font-weight-asian="normal" style:font-weight-complex="normal"/>
    </style:style>
    <style:style style:name="P7" style:family="paragraph" style:parent-style-name="Standard" style:list-style-name="L4">
      <style:paragraph-properties fo:line-height="150%"/>
      <style:text-properties style:font-name="Times New Roman" fo:font-weight="normal" officeooo:rsid="0027236c" officeooo:paragraph-rsid="0027236c" style:font-weight-asian="normal" style:font-weight-complex="normal"/>
    </style:style>
    <style:style style:name="P8" style:family="paragraph" style:parent-style-name="Standard" style:list-style-name="L4">
      <style:paragraph-properties fo:line-height="150%"/>
      <style:text-properties style:font-name="Times New Roman" fo:font-weight="normal" officeooo:rsid="00285ac0" officeooo:paragraph-rsid="00285ac0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Times New Roman" fo:font-weight="normal" officeooo:rsid="00285ac0" officeooo:paragraph-rsid="00285ac0" style:font-weight-asian="normal" style:font-weight-complex="normal"/>
    </style:style>
    <style:style style:name="P10" style:family="paragraph" style:parent-style-name="Standard" style:list-style-name="L2">
      <style:paragraph-properties fo:line-height="150%"/>
      <style:text-properties style:font-name="Times New Roman" officeooo:rsid="0015b13c" officeooo:paragraph-rsid="0015b13c"/>
    </style:style>
    <style:style style:name="P11" style:family="paragraph" style:parent-style-name="Standard" style:list-style-name="L3">
      <style:paragraph-properties fo:line-height="150%"/>
      <style:text-properties style:font-name="Times New Roman" officeooo:rsid="001db000" officeooo:paragraph-rsid="001db000"/>
    </style:style>
    <style:style style:name="P12" style:family="paragraph" style:parent-style-name="Standard">
      <style:paragraph-properties fo:line-height="150%"/>
      <style:text-properties style:font-name="Times New Roman" officeooo:rsid="001db000" officeooo:paragraph-rsid="001db000"/>
    </style:style>
    <style:style style:name="P13" style:family="paragraph" style:parent-style-name="Standard" style:list-style-name="L5">
      <loext:graphic-properties draw:fill="none"/>
      <style:paragraph-properties fo:line-height="150%" fo:background-color="transparent"/>
      <style:text-properties style:font-name="Times New Roman" officeooo:rsid="001fa543" officeooo:paragraph-rsid="001fa543"/>
    </style:style>
    <style:style style:name="P14" style:family="paragraph" style:parent-style-name="Standard">
      <style:paragraph-properties fo:line-height="150%"/>
      <style:text-properties style:font-name="Times New Roman"/>
    </style:style>
    <style:style style:name="P15" style:family="paragraph" style:parent-style-name="Standard" style:list-style-name="L6">
      <loext:graphic-properties draw:fill="none"/>
      <style:paragraph-properties fo:line-height="150%" fo:background-color="transparent"/>
      <style:text-properties style:font-name="Times New Roman" officeooo:paragraph-rsid="001fa543"/>
    </style:style>
    <style:style style:name="P16" style:family="paragraph" style:parent-style-name="Standard" style:list-style-name="L5">
      <loext:graphic-properties draw:fill="none"/>
      <style:paragraph-properties fo:line-height="150%" fo:background-color="transparent"/>
      <style:text-properties style:font-name="Times New Roman" officeooo:rsid="00215820" officeooo:paragraph-rsid="00215820"/>
    </style:style>
    <style:style style:name="P17" style:family="paragraph" style:parent-style-name="Standard" style:list-style-name="L7">
      <loext:graphic-properties draw:fill="none"/>
      <style:paragraph-properties fo:line-height="150%" fo:background-color="transparent"/>
      <style:text-properties style:font-name="Times New Roman" officeooo:rsid="00215820" officeooo:paragraph-rsid="00215820"/>
    </style:style>
    <style:style style:name="P18" style:family="paragraph" style:parent-style-name="Standard" style:list-style-name="L7">
      <loext:graphic-properties draw:fill="none"/>
      <style:paragraph-properties fo:line-height="150%" fo:background-color="transparent"/>
      <style:text-properties style:font-name="Times New Roman" officeooo:rsid="002184de" officeooo:paragraph-rsid="002184de"/>
    </style:style>
    <style:style style:name="P19" style:family="paragraph" style:parent-style-name="Standard" style:list-style-name="L8">
      <loext:graphic-properties draw:fill="none"/>
      <style:paragraph-properties fo:line-height="150%" fo:background-color="transparent"/>
      <style:text-properties style:font-name="Times New Roman" officeooo:rsid="002184de" officeooo:paragraph-rsid="0023ec1e"/>
    </style:style>
    <style:style style:name="P20" style:family="paragraph" style:parent-style-name="Standard" style:list-style-name="L5">
      <loext:graphic-properties draw:fill="none"/>
      <style:paragraph-properties fo:line-height="150%" fo:background-color="transparent"/>
      <style:text-properties style:font-name="Times New Roman" officeooo:rsid="0023ec1e" officeooo:paragraph-rsid="0023ec1e"/>
    </style:style>
    <style:style style:name="P21" style:family="paragraph" style:parent-style-name="Standard" style:list-style-name="L8">
      <loext:graphic-properties draw:fill="none"/>
      <style:paragraph-properties fo:line-height="150%" fo:background-color="transparent"/>
      <style:text-properties style:font-name="Times New Roman" officeooo:rsid="0023ec1e" officeooo:paragraph-rsid="0023ec1e"/>
    </style:style>
    <style:style style:name="P22" style:family="paragraph" style:parent-style-name="Standard" style:list-style-name="L10">
      <loext:graphic-properties draw:fill="none"/>
      <style:paragraph-properties fo:line-height="150%" fo:background-color="transparent"/>
      <style:text-properties style:font-name="Times New Roman" officeooo:rsid="0023ec1e" officeooo:paragraph-rsid="0023ec1e"/>
    </style:style>
    <style:style style:name="P23" style:family="paragraph" style:parent-style-name="Standard" style:list-style-name="L4">
      <style:paragraph-properties fo:line-height="150%"/>
      <style:text-properties style:font-name="Times New Roman" officeooo:rsid="0027236c" officeooo:paragraph-rsid="0027236c"/>
    </style:style>
    <style:style style:name="P24" style:family="paragraph" style:parent-style-name="Standard">
      <style:paragraph-properties fo:line-height="150%"/>
      <style:text-properties style:font-name="Times New Roman" officeooo:rsid="0027236c" officeooo:paragraph-rsid="0027236c"/>
    </style:style>
    <style:style style:name="P25" style:family="paragraph" style:parent-style-name="Standard" style:list-style-name="L4">
      <style:paragraph-properties fo:line-height="150%"/>
      <style:text-properties style:font-name="Times New Roman" officeooo:rsid="00285ac0" officeooo:paragraph-rsid="00285ac0"/>
    </style:style>
    <style:style style:name="P26" style:family="paragraph" style:parent-style-name="Standard">
      <style:paragraph-properties fo:line-height="150%"/>
      <style:text-properties style:font-name="Times New Roman" fo:font-weight="bold" officeooo:rsid="001db000" officeooo:paragraph-rsid="001db000" style:font-weight-asian="bold" style:font-weight-complex="bold"/>
    </style:style>
    <style:style style:name="P27" style:family="paragraph" style:parent-style-name="Standard" style:list-style-name="L11">
      <style:paragraph-properties fo:line-height="150%"/>
      <style:text-properties style:font-name="Times New Roman" officeooo:rsid="00299a00" officeooo:paragraph-rsid="00299a00"/>
    </style:style>
    <style:style style:name="P28" style:family="paragraph" style:parent-style-name="Standard" style:list-style-name="L12">
      <style:paragraph-properties fo:line-height="150%"/>
      <style:text-properties style:font-name="Times New Roman" officeooo:rsid="00299a00" officeooo:paragraph-rsid="00299a00"/>
    </style:style>
    <style:style style:name="P29" style:family="paragraph" style:parent-style-name="Standard" style:list-style-name="L13">
      <style:paragraph-properties fo:line-height="150%"/>
      <style:text-properties style:font-name="Times New Roman" officeooo:rsid="00299a00" officeooo:paragraph-rsid="00299a00"/>
    </style:style>
    <style:style style:name="P30" style:family="paragraph" style:parent-style-name="Standard" style:list-style-name="L13">
      <style:paragraph-properties fo:line-height="150%"/>
      <style:text-properties style:font-name="Times New Roman" officeooo:rsid="002aa225" officeooo:paragraph-rsid="002aa225"/>
    </style:style>
    <style:style style:name="P31" style:family="paragraph" style:parent-style-name="Standard" style:list-style-name="L11">
      <style:paragraph-properties fo:line-height="150%"/>
      <style:text-properties style:font-name="Times New Roman" officeooo:rsid="002aa225" officeooo:paragraph-rsid="002aa225"/>
    </style:style>
    <style:style style:name="P32" style:family="paragraph" style:parent-style-name="Standard" style:list-style-name="L14">
      <style:paragraph-properties fo:line-height="150%"/>
      <style:text-properties style:font-name="Times New Roman" officeooo:rsid="002b474d" officeooo:paragraph-rsid="002b474d"/>
    </style:style>
    <style:style style:name="P33" style:family="paragraph" style:parent-style-name="Standard">
      <style:paragraph-properties fo:line-height="150%"/>
      <style:text-properties style:font-name="Times New Roman" officeooo:rsid="002b474d" officeooo:paragraph-rsid="002b474d"/>
    </style:style>
    <style:style style:name="P34" style:family="paragraph" style:parent-style-name="Standard" style:list-style-name="L9">
      <loext:graphic-properties draw:fill="none"/>
      <style:paragraph-properties fo:line-height="150%" fo:background-color="transparent"/>
      <style:text-properties officeooo:paragraph-rsid="0023ec1e"/>
    </style:style>
    <style:style style:name="P35" style:family="paragraph" style:parent-style-name="Standard" style:list-style-name="L10">
      <loext:graphic-properties draw:fill="none"/>
      <style:paragraph-properties fo:line-height="150%" fo:background-color="transparent"/>
      <style:text-properties officeooo:paragraph-rsid="0023ec1e"/>
    </style:style>
    <style:style style:name="P36" style:family="paragraph" style:parent-style-name="Standard" style:list-style-name="L9">
      <loext:graphic-properties draw:fill="none"/>
      <style:paragraph-properties fo:line-height="150%" fo:background-color="transparent"/>
      <style:text-properties officeooo:rsid="0023ec1e" officeooo:paragraph-rsid="0023ec1e"/>
    </style:style>
    <style:style style:name="P37" style:family="paragraph" style:parent-style-name="Standard" style:list-style-name="L10">
      <loext:graphic-properties draw:fill="none"/>
      <style:paragraph-properties fo:line-height="150%" fo:background-color="transparent"/>
      <style:text-properties officeooo:rsid="0023ec1e" officeooo:paragraph-rsid="0023ec1e"/>
    </style:style>
    <style:style style:name="P38" style:family="paragraph" style:parent-style-name="Table_20_Contents">
      <style:text-properties style:font-name="Times New Roman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Times New Roman" fo:font-weight="bold" officeooo:rsid="0010bcff" officeooo:paragraph-rsid="0010bcff" style:font-weight-asian="bold" style:font-weight-complex="bold"/>
    </style:style>
    <style:style style:name="P40" style:family="paragraph" style:parent-style-name="Table_20_Contents">
      <style:paragraph-properties fo:line-height="150%"/>
      <style:text-properties style:font-name="Times New Roman" officeooo:rsid="0010bcff" officeooo:paragraph-rsid="0010bcff"/>
    </style:style>
    <style:style style:name="P41" style:family="paragraph" style:parent-style-name="Table_20_Contents">
      <style:paragraph-properties fo:line-height="150%"/>
      <style:text-properties style:font-name="Times New Roman" officeooo:rsid="00129d65" officeooo:paragraph-rsid="001db000"/>
    </style:style>
    <style:style style:name="P42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Times New Roman"/>
    </style:style>
    <style:style style:name="P43" style:family="paragraph" style:parent-style-name="Table_20_Contents">
      <loext:graphic-properties draw:fill="solid" draw:fill-color="#ffffff" draw:opacity="100%"/>
      <style:paragraph-properties fo:background-color="#ffffff"/>
      <style:text-properties style:font-name="Times New Roman"/>
    </style:style>
    <style:style style:name="P44" style:family="paragraph" style:parent-style-name="Table_20_Contents">
      <style:paragraph-properties fo:line-height="150%"/>
      <style:text-properties style:font-name="Times New Roman" officeooo:rsid="0013b706" officeooo:paragraph-rsid="001db000"/>
    </style:style>
    <style:style style:name="P45" style:family="paragraph" style:parent-style-name="Table_20_Contents">
      <style:paragraph-properties fo:line-height="150%"/>
      <style:text-properties style:font-name="Times New Roman" officeooo:rsid="001575e0" officeooo:paragraph-rsid="001db000"/>
    </style:style>
    <style:style style:name="P46" style:family="paragraph" style:parent-style-name="Table_20_Contents">
      <style:paragraph-properties fo:line-height="150%"/>
      <style:text-properties style:font-name="Times New Roman" officeooo:paragraph-rsid="001db000"/>
    </style:style>
    <style:style style:name="P47" style:family="paragraph" style:parent-style-name="Table_20_Contents">
      <loext:graphic-properties draw:fill="solid" draw:fill-color="#b2b2b2" draw:opacity="100%"/>
      <style:paragraph-properties fo:line-height="150%" fo:background-color="#b2b2b2"/>
      <style:text-properties style:font-name="Times New Roman" officeooo:paragraph-rsid="001db000"/>
    </style:style>
    <style:style style:name="P48" style:family="paragraph" style:parent-style-name="Table_20_Contents">
      <loext:graphic-properties draw:fill="solid" draw:fill-color="#ffffff" draw:opacity="100%"/>
      <style:paragraph-properties fo:line-height="150%" fo:background-color="#ffffff"/>
      <style:text-properties style:font-name="Times New Roman" officeooo:paragraph-rsid="001db000"/>
    </style:style>
    <style:style style:name="P49" style:family="paragraph" style:parent-style-name="Table_20_Contents">
      <style:text-properties style:font-name="Times New Roman" officeooo:rsid="00299a00" officeooo:paragraph-rsid="00299a00"/>
    </style:style>
    <style:style style:name="P50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Times New Roman" officeooo:rsid="00299a00" officeooo:paragraph-rsid="00299a00"/>
    </style:style>
    <style:style style:name="P51" style:family="paragraph" style:parent-style-name="Table_20_Contents">
      <style:text-properties style:font-name="Times New Roman" officeooo:rsid="002b474d" officeooo:paragraph-rsid="002b474d"/>
    </style:style>
    <style:style style:name="P52" style:family="paragraph">
      <style:paragraph-properties fo:text-align="center"/>
    </style:style>
    <style:style style:name="P53" style:family="paragraph">
      <loext:graphic-properties draw:fill-color="#ffffff"/>
    </style:style>
    <style:style style:name="P54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3ec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b000"/>
    </style:style>
    <style:style style:name="T6" style:family="text">
      <style:text-properties officeooo:rsid="001fa543"/>
    </style:style>
    <style:style style:name="T7" style:family="text">
      <style:text-properties officeooo:rsid="00215820"/>
    </style:style>
    <style:style style:name="T8" style:family="text">
      <style:text-properties officeooo:rsid="002184de"/>
    </style:style>
    <style:style style:name="T9" style:family="text">
      <style:text-properties officeooo:rsid="00232d5c"/>
    </style:style>
    <style:style style:name="T10" style:family="text">
      <style:text-properties officeooo:rsid="0023ec1e"/>
    </style:style>
    <style:style style:name="T11" style:family="text">
      <style:text-properties officeooo:rsid="00252093"/>
    </style:style>
    <style:style style:name="T12" style:family="text">
      <style:text-properties officeooo:rsid="0027236c"/>
    </style:style>
    <style:style style:name="T13" style:family="text">
      <style:text-properties officeooo:rsid="002aa225"/>
    </style:style>
    <style:style style:name="T14" style:family="text">
      <style:text-properties officeooo:rsid="002b47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8917in" fo:min-width="1.5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478in" fo:min-width="1.1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478in" fo:min-width="1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478in" fo:min-width="1.2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478in" fo:min-width="1.26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478in" fo:min-width="1.2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0.478in" fo:min-width="1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0.3528in" fo:min-width="0.6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0.3528in" fo:min-width="0.7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0.3528in" fo:min-width="0.6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ff" draw:textarea-horizontal-align="justify" draw:textarea-vertical-align="middle" draw:auto-grow-height="false" fo:min-height="0.3209in" fo:min-width="0.7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ffff" draw:textarea-horizontal-align="justify" draw:textarea-vertical-align="middle" draw:auto-grow-height="false" fo:min-height="1.072in" fo:min-width="1.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ff" draw:textarea-horizontal-align="justify" draw:textarea-vertical-align="middle" draw:auto-grow-height="false" fo:min-height="0.4374in" fo:min-width="1.3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ffff" draw:textarea-horizontal-align="justify" draw:textarea-vertical-align="middle" draw:auto-grow-height="false" fo:min-height="0.3925in" fo:min-width="0.8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ffff" draw:textarea-horizontal-align="justify" draw:textarea-vertical-align="middle" draw:auto-grow-height="false" fo:min-height="0.3752in" fo:min-width="0.813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9">LAPORAN MODUL 2 SISTEM BASIS DATA</text:p>
          </table:table-cell>
        </table:table-row>
        <table:table-row>
          <table:table-cell table:style-name="Table1.A2" office:value-type="string">
            <text:p text:style-name="P40">NAMA<text:tab/>: DIMAS FAJAR SAPUTRO</text:p>
            <text:p text:style-name="P40">NIM<text:tab/><text:tab/>: L200160090</text:p>
            <text:p text:style-name="P40">KELAS<text:tab/>: C</text:p>
          </table:table-cell>
        </table:table-row>
      </table:table>
      <text:p text:style-name="P14"/>
      <text:list xml:id="list1284639234746313144" text:style-name="L1">
        <text:list-item>
          <text:p text:style-name="P1">Membuat rancangan sebuah database untuk menangani data-data kuliah.</text:p>
        </text:list-item>
      </text:list>
      <text:list xml:id="list1723765504848149362" text:style-name="L2">
        <text:list-item>
          <text:list>
            <text:list-item>
              <text:p text:style-name="P2">Entitas:</text:p>
              <text:list>
                <text:list-item>
                  <text:p text:style-name="P2">mahasiswa<text:tab/>: menyimpan semua data pribadi mahasiswa</text:p>
                </text:list-item>
                <text:list-item>
                  <text:p text:style-name="P2">dosen<text:tab/><text:tab/>: menyimpan semua data pribadi dosen</text:p>
                </text:list-item>
                <text:list-item>
                  <text:p text:style-name="P2">mata_kuliah<text:tab/>: menyimpan semua data mata kuliah</text:p>
                </text:list-item>
                <text:list-item>
                  <text:p text:style-name="P2">ruang_kelas<text:tab/>: menyimpan semua data ruang kelas</text:p>
                </text:list-item>
              </text:list>
            </text:list-item>
            <text:list-item>
              <text:p text:style-name="P2">Attributes:</text:p>
              <text:list>
                <text:list-item>
                  <text:p text:style-name="P2">mahasiswa :</text:p>
                  <text:list>
                    <text:list-item>
                      <text:p text:style-name="P2">nim_mahasiswa<text:tab/>: nomor induk untuk mahasiswa (varchar(10)) <text:span text:style-name="T3">PK</text:span></text:p>
                    </text:list-item>
                    <text:list-item>
                      <text:p text:style-name="P4"><text:span text:style-name="T4">nama_mahasiswa<text:tab/>: nama lengkap mahasiswa (varchar(45))</text:span></text:p>
                    </text:list-item>
                    <text:list-item>
                      <text:p text:style-name="P4"><text:span text:style-name="T4">alamat_mahasiswa<text:tab/>: alamat lengkap mahasiswa (varchar(255))</text:span></text:p>
                    </text:list-item>
                  </text:list>
                </text:list-item>
                <text:list-item>
                  <text:p text:style-name="P4">dosen:</text:p>
                  <text:list>
                    <text:list-item>
                      <text:p text:style-name="P4">nip_dosen<text:tab/>: nomor induk pengajar untuk dosen (varchar(20)) <text:span text:style-name="T3">PK</text:span></text:p>
                    </text:list-item>
                    <text:list-item>
                      <text:p text:style-name="P4"><text:span text:style-name="T4">nama_dosen<text:tab/>: nama lengkap dosen (varchar(45))</text:span></text:p>
                    </text:list-item>
                    <text:list-item>
                      <text:p text:style-name="P4"><text:span text:style-name="T4">alamat_dosen<text:tab/>: alamat lengkap dosen (varchar(225))</text:span></text:p>
                    </text:list-item>
                  </text:list>
                </text:list-item>
                <text:list-item>
                  <text:p text:style-name="P4">mata_kuliah:</text:p>
                  <text:list>
                    <text:list-item>
                      <text:p text:style-name="P4">kode_mata_kuliah<text:tab/>: kode mata kuliah (varchar(5)) <text:span text:style-name="T3">PK</text:span></text:p>
                    </text:list-item>
                    <text:list-item>
                      <text:p text:style-name="P4"><text:span text:style-name="T4">nama_mata_kuliah<text:tab/>: nama dari mata kuliah (varchar(20))</text:span></text:p>
                    </text:list-item>
                  </text:list>
                </text:list-item>
                <text:list-item>
                  <text:p text:style-name="P4">ruang_kelas:</text:p>
                  <text:list>
                    <text:list-item>
                      <text:p text:style-name="P4">kode_ruang_kelas<text:tab/>: kode dari ruang kelas (varchar(5)) <text:span text:style-name="T3">PK</text:span></text:p>
                    </text:list-item>
                    <text:list-item>
                      <text:p text:style-name="P5">nama_ruang_kelas<text:tab/>: nama dari ruang kelas (varchar(10))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1202562661372" text:continue-numbering="true" text:style-name="L2">
        <text:list-item>
          <text:list>
            <text:list-item>
              <text:p text:style-name="P4"><text:soft-page-break/>Relationship :</text:p>
            </text:list-item>
          </text:list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1">mahasiswa</text:p>
          </table:table-cell>
          <table:table-cell table:style-name="Table2.A1" office:value-type="string">
            <text:p text:style-name="P41">dosen</text:p>
          </table:table-cell>
          <table:table-cell table:style-name="Table2.A1" office:value-type="string">
            <text:p text:style-name="P41">mata_kuliah</text:p>
          </table:table-cell>
          <table:table-cell table:style-name="Table2.E1" office:value-type="string">
            <text:p text:style-name="P41">ruang_kelas</text:p>
          </table:table-cell>
        </table:table-row>
        <table:table-row>
          <table:table-cell table:style-name="Table2.A2" office:value-type="string">
            <text:p text:style-name="P41">mahasiswa</text:p>
          </table:table-cell>
          <table:table-cell table:style-name="Table2.A2" office:value-type="string">
            <text:p text:style-name="P46">-</text:p>
          </table:table-cell>
          <table:table-cell table:style-name="Table2.A2" office:value-type="string">
            <text:p text:style-name="P44"><text:span text:style-name="T7">n</text:span>:<text:span text:style-name="T5">1</text:span></text:p>
          </table:table-cell>
          <table:table-cell table:style-name="Table2.A2" office:value-type="string">
            <text:p text:style-name="P41">m:n</text:p>
          </table:table-cell>
          <table:table-cell table:style-name="Table2.E2" office:value-type="string">
            <text:p text:style-name="P44">m:n</text:p>
          </table:table-cell>
        </table:table-row>
        <table:table-row>
          <table:table-cell table:style-name="Table2.A2" office:value-type="string">
            <text:p text:style-name="P41">dosen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6">-</text:p>
          </table:table-cell>
          <table:table-cell table:style-name="Table2.A2" office:value-type="string">
            <text:p text:style-name="P44"><text:span text:style-name="T10">1</text:span>:<text:span text:style-name="T10">n</text:span></text:p>
          </table:table-cell>
          <table:table-cell table:style-name="Table2.E2" office:value-type="string">
            <text:p text:style-name="P44">-</text:p>
          </table:table-cell>
        </table:table-row>
        <table:table-row>
          <table:table-cell table:style-name="Table2.A2" office:value-type="string">
            <text:p text:style-name="P41">mata_kuliah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6">-</text:p>
          </table:table-cell>
          <table:table-cell table:style-name="Table2.E2" office:value-type="string">
            <text:p text:style-name="P45">1:n</text:p>
          </table:table-cell>
        </table:table-row>
        <table:table-row>
          <table:table-cell table:style-name="Table2.A2" office:value-type="string">
            <text:p text:style-name="P41">ruang_kelas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8">-</text:p>
          </table:table-cell>
          <table:table-cell table:style-name="Table2.A2" office:value-type="string">
            <text:p text:style-name="P47"/>
          </table:table-cell>
          <table:table-cell table:style-name="Table2.E2" office:value-type="string">
            <text:p text:style-name="P46">-</text:p>
          </table:table-cell>
        </table:table-row>
      </table:table>
      <text:list xml:id="list6910082186636523998" text:style-name="L5">
        <text:list-header>
          <text:p text:style-name="P13"/>
        </text:list-header>
        <text:list-item>
          <text:p text:style-name="P13"><text:span text:style-name="T10">m</text:span>ahasiswa diampu oleh dosen:</text:p>
        </text:list-item>
      </text:list>
      <text:list xml:id="list7293655991432377072" text:style-name="L6">
        <text:list-item>
          <text:list>
            <text:list-item>
              <text:p text:style-name="P15"><text:span text:style-name="T6">Tabel utama : dosen</text:span></text:p>
            </text:list-item>
            <text:list-item>
              <text:p text:style-name="P15">Tabel kedua : <text:span text:style-name="T9">m</text:span>ahasiswa</text:p>
            </text:list-item>
            <text:list-item>
              <text:p text:style-name="P15">Relationship : many to one (n:1)</text:p>
            </text:list-item>
            <text:list-item>
              <text:p text:style-name="P15">Attribute : <text:span text:style-name="T8">nip_dosen (FK nip_dosen di mahasiswa)</text:span></text:p>
            </text:list-item>
          </text:list>
        </text:list-item>
      </text:list>
      <text:list xml:id="list91201021881017" text:continue-list="list6910082186636523998" text:style-name="L5">
        <text:list-item>
          <text:p text:style-name="P16"><text:span text:style-name="T10">m</text:span>ahasiswa mengambil mata kuliah:</text:p>
        </text:list-item>
      </text:list>
      <text:list xml:id="list4456427222915233663" text:style-name="L7">
        <text:list-item>
          <text:list>
            <text:list-item>
              <text:p text:style-name="P17">Tabel utama : <text:span text:style-name="T8">mahasiswa, mata_kuliah</text:span></text:p>
            </text:list-item>
            <text:list-item>
              <text:p text:style-name="P18">Tabel kedua : mahasi<text:span text:style-name="T10">s</text:span>wa_has_mata_kuliah</text:p>
            </text:list-item>
            <text:list-item>
              <text:p text:style-name="P18">Relationship : many to many (m:n)</text:p>
            </text:list-item>
            <text:list-item>
              <text:p text:style-name="P18">Attribute : <text:span text:style-name="T9">nim_mahasiswa, kode_mata_kuliah (FK nim_mahasiswa, kode_mata_kuliah di mahasiswa_has_mata_kuliah)</text:span></text:p>
            </text:list-item>
          </text:list>
        </text:list-item>
      </text:list>
      <text:list xml:id="list91202086015116" text:continue-list="list91201021881017" text:style-name="L5">
        <text:list-item>
          <text:p text:style-name="P20">mahasiswa menghadiri ruang_kelas:</text:p>
        </text:list-item>
      </text:list>
      <text:list xml:id="list6153104292998094577" text:style-name="L8">
        <text:list-item>
          <text:list>
            <text:list-item>
              <text:p text:style-name="P21">Tabel utama : mahasiswa, ruang_kelas</text:p>
            </text:list-item>
            <text:list-item>
              <text:p text:style-name="P19">Tabel kedua : mahasi<text:span text:style-name="T10">s</text:span>wa_has_<text:span text:style-name="T10">ruang</text:span>_kuliah</text:p>
            </text:list-item>
            <text:list-item>
              <text:p text:style-name="P19">Relationship : many to many (m:n)</text:p>
            </text:list-item>
            <text:list-item>
              <text:p text:style-name="P19">Attribute : <text:span text:style-name="T9">nim_mahasiswa, kode_ruang_kelas (FK nim_mahasiswa, kode_ruang_kelas di mahasiswa_has_ruang_kelas)</text:span></text:p>
            </text:list-item>
          </text:list>
        </text:list-item>
      </text:list>
      <text:list xml:id="list91201622125511" text:continue-list="list91202086015116" text:style-name="L5">
        <text:list-item>
          <text:p text:style-name="P20">dosen mengajar mata_kuliah:</text:p>
        </text:list-item>
      </text:list>
      <text:list xml:id="list6040943994662422549" text:style-name="L9">
        <text:list-item>
          <text:list>
            <text:list-item>
              <text:p text:style-name="P34"><text:span text:style-name="T2">Tabel utama : dosen</text:span></text:p>
            </text:list-item>
            <text:list-item>
              <text:p text:style-name="P36"><text:span text:style-name="T1">Tabel kedua : mata_kuliah</text:span></text:p>
            </text:list-item>
            <text:list-item>
              <text:p text:style-name="P36"><text:span text:style-name="T1">Relationship : one to many (1:n)</text:span></text:p>
            </text:list-item>
            <text:list-item>
              <text:p text:style-name="P36"><text:span text:style-name="T1">Attribute : nip_dosen (FK nip_dosen di mata_kuliah)</text:span></text:p>
            </text:list-item>
          </text:list>
        </text:list-item>
      </text:list>
      <text:list xml:id="list91202200507358" text:continue-list="list91201622125511" text:style-name="L5">
        <text:list-item>
          <text:p text:style-name="P20">mata_kuliah diajarkan di ruang_kelas:</text:p>
        </text:list-item>
      </text:list>
      <text:list xml:id="list6068589612761240410" text:style-name="L10">
        <text:list-item>
          <text:list>
            <text:list-item>
              <text:p text:style-name="P35"><text:span text:style-name="T2">Tabel utama : mata_kuliah</text:span></text:p>
            </text:list-item>
            <text:list-item>
              <text:p text:style-name="P37"><text:span text:style-name="T1">Tabel kedua : ruang_kelas</text:span></text:p>
            </text:list-item>
            <text:list-item>
              <text:p text:style-name="P37"><text:span text:style-name="T1">Relationship : one to many (1:n)</text:span></text:p>
            </text:list-item>
            <text:list-item>
              <text:p text:style-name="P22">Attribute : kode_mata_kuliah (FK kode_mata_kuliah di ruang_kelas<text:span text:style-name="T11">)</text:span></text:p>
            </text:list-item>
          </text:list>
        </text:list-item>
      </text:list>
      <text:list xml:id="list91202483914392" text:continue-list="list91202562661372" text:style-name="L2">
        <text:list-item>
          <text:list>
            <text:list-item>
              <text:p text:style-name="P10"><text:soft-page-break/>ER-Diagram :</text:p>
            </text:list-item>
          </text:list>
        </text:list-item>
      </text:list>
      <text:p text:style-name="P3"><draw:custom-shape text:anchor-type="paragraph" draw:z-index="0" draw:name="Shape1" draw:style-name="gr1" draw:text-style-name="P53" svg:width="1.5398in" svg:height="0.8921in" svg:x="0.802in" svg:y="0.8681in"><text:p text:style-name="P52">mahasiswa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54" svg:width="1.2157in" svg:height="0.5295in" svg:x="0.8709in" svg:y="0.1811in"><text:p text:style-name="P52">nim_mahasisw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2" draw:text-style-name="P53" svg:width="1.2157in" svg:height="0.5295in" svg:x="-0.55in" svg:y="0.1618in"><text:p>nama_mahasisw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3" draw:text-style-name="P53" svg:width="1.3331in" svg:height="0.5295in" svg:x="-0.6681in" svg:y="0.9555in"><text:p>alamat_mahasisw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1" draw:text-style-name="P54" svg:width="1.5398in" svg:height="0.8921in" svg:x="0.8283in" svg:y="4.6457in"><text:p text:style-name="P52">dosen</text:p><draw:enhanced-geometry svg:viewBox="0 0 21600 21600" draw:type="rectangle" draw:enhanced-path="M 0 0 L 21600 0 21600 21600 0 21600 0 0 Z N"/></draw:custom-shape><draw:custom-shape text:anchor-type="paragraph" draw:z-index="5" draw:name="Shape2" draw:style-name="gr2" draw:text-style-name="P53" svg:width="1.2157in" svg:height="0.5295in" svg:x="-0.6283in" svg:y="4.8154in"><text:p text:style-name="P52">nip_dose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2" draw:text-style-name="P54" svg:width="1.2157in" svg:height="0.5295in" svg:x="-0.6283in" svg:y="5.7693in"><text:p text:style-name="P52">nama_dose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2" draw:text-style-name="P54" svg:width="1.2157in" svg:height="0.5295in" svg:x="0.822in" svg:y="5.822in"><text:p text:style-name="P52">alamat_dose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1" draw:text-style-name="P54" svg:width="1.5398in" svg:height="0.8921in" svg:x="4.3709in" svg:y="4.5937in"><text:p text:style-name="P52">mata_kuliah</text:p><draw:enhanced-geometry svg:viewBox="0 0 21600 21600" draw:type="rectangle" draw:enhanced-path="M 0 0 L 21600 0 21600 21600 0 21600 0 0 Z N"/></draw:custom-shape><draw:custom-shape text:anchor-type="paragraph" draw:z-index="9" draw:name="Shape2" draw:style-name="gr4" draw:text-style-name="P54" svg:width="1.274in" svg:height="0.5295in" svg:x="6.0583in" svg:y="4.7634in"><text:p text:style-name="P52">kode_mata_kulia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2" draw:style-name="gr5" draw:text-style-name="P54" svg:width="1.315in" svg:height="0.5295in" svg:x="4.5744in" svg:y="5.848in"><text:p text:style-name="P52">nama_mata_kulia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1" draw:text-style-name="P54" svg:width="1.5398in" svg:height="0.8921in" svg:x="4.4098in" svg:y="0.8937in"><text:p text:style-name="P52">ruang_kelas</text:p><draw:enhanced-geometry svg:viewBox="0 0 21600 21600" draw:type="rectangle" draw:enhanced-path="M 0 0 L 21600 0 21600 21600 0 21600 0 0 Z N"/></draw:custom-shape><draw:custom-shape text:anchor-type="paragraph" draw:z-index="12" draw:name="Shape2" draw:style-name="gr6" draw:text-style-name="P54" svg:width="1.2925in" svg:height="0.5295in" svg:x="4.5835in" svg:y="0.0772in"><text:p text:style-name="P52">nama_ruang_kela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2" draw:style-name="gr7" draw:text-style-name="P54" svg:width="1.2831in" svg:height="0.5295in" svg:x="6.0846in" svg:y="1.0445in"><text:p text:style-name="P52">kode_ruang_kela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name="Shape3" draw:style-name="gr8" draw:text-style-name="P54" svg:x1="0.6075in" svg:y1="0.6909in" svg:x2="0.802in" svg:y2="0.8681in"><text:p/></draw:line><draw:line text:anchor-type="paragraph" draw:z-index="15" draw:name="Shape4" draw:style-name="gr8" draw:text-style-name="P54" svg:x1="1.4701in" svg:y1="0.7102in" svg:x2="1.4701in" svg:y2="0.8677in"><text:p/></draw:line><draw:line text:anchor-type="paragraph" draw:z-index="16" draw:name="Shape5" draw:style-name="gr8" draw:text-style-name="P54" svg:x1="0.6646in" svg:y1="1.2291in" svg:x2="0.802in" svg:y2="1.2291in"><text:p/></draw:line><draw:line text:anchor-type="paragraph" draw:z-index="17" draw:name="Shape6" draw:style-name="gr8" draw:text-style-name="P54" svg:x1="5.2354in" svg:y1="0.6063in" svg:x2="5.2354in" svg:y2="0.8937in"><text:p/></draw:line><draw:line text:anchor-type="paragraph" draw:z-index="18" draw:name="Shape7" draw:style-name="gr8" draw:text-style-name="P54" svg:x1="6.0846in" svg:y1="1.3075in" svg:x2="5.9492in" svg:y2="1.3075in"><text:p/></draw:line><draw:line text:anchor-type="paragraph" draw:z-index="19" draw:name="Shape8" draw:style-name="gr8" draw:text-style-name="P54" svg:x1="0.5866in" svg:y1="5.072in" svg:x2="0.8283in" svg:y2="5.072in"><text:p/></draw:line><draw:line text:anchor-type="paragraph" draw:z-index="20" draw:name="Shape9" draw:style-name="gr8" draw:text-style-name="P54" svg:x1="0.5291in" svg:y1="5.7693in" svg:x2="0.8283in" svg:y2="5.5374in"><text:p/></draw:line><draw:line text:anchor-type="paragraph" draw:z-index="21" draw:name="Shape10" draw:style-name="gr8" draw:text-style-name="P54" svg:x1="1.4835in" svg:y1="5.5374in" svg:x2="1.4835in" svg:y2="5.822in"><text:p/></draw:line><draw:line text:anchor-type="paragraph" draw:z-index="22" draw:name="Shape11" draw:style-name="gr8" draw:text-style-name="P54" svg:x1="5.261in" svg:y1="5.4854in" svg:x2="5.261in" svg:y2="5.848in"><text:p/></draw:line><draw:line text:anchor-type="paragraph" draw:z-index="23" draw:name="Shape12" draw:style-name="gr8" draw:text-style-name="P54" svg:x1="5.9102in" svg:y1="5.0457in" svg:x2="6.0583in" svg:y2="5.0457in"><text:p/></draw:line><draw:custom-shape text:anchor-type="paragraph" draw:z-index="25" draw:name="Shape13" draw:style-name="gr10" draw:text-style-name="P54" svg:width="1.4406in" svg:height="0.7059in" svg:x="2.6055in" svg:y="0.9807in"><text:p text:style-name="P52">menghadiri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6" draw:name="Shape13" draw:style-name="gr10" draw:text-style-name="P54" svg:width="1.4406in" svg:height="0.7059in" svg:x="2.6709in" svg:y="4.6402in"><text:p text:style-name="P52">mengaja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8" draw:name="Shape14" draw:style-name="gr8" draw:text-style-name="P54" svg:x1="1.6016in" svg:y1="1.7598in" svg:x2="1.6272in" svg:y2="2.6799in"><text:p/></draw:line><draw:line text:anchor-type="paragraph" draw:z-index="29" draw:name="Shape15" draw:style-name="gr8" draw:text-style-name="P54" svg:x1="1.5882in" svg:y1="3.3854in" svg:x2="1.6402in" svg:y2="4.6457in"><text:p/></draw:line><draw:line text:anchor-type="paragraph" draw:z-index="30" draw:name="Shape16" draw:style-name="gr8" draw:text-style-name="P54" svg:x1="2.3681in" svg:y1="4.9807in" svg:x2="2.6709in" svg:y2="4.9807in"><text:p/></draw:line><draw:line text:anchor-type="paragraph" draw:z-index="31" draw:name="Shape17" draw:style-name="gr8" draw:text-style-name="P54" svg:x1="4.0457in" svg:y1="4.9937in" svg:x2="4.3709in" svg:y2="4.9937in"><text:p/></draw:line><draw:line text:anchor-type="paragraph" draw:z-index="32" draw:name="Shape18" draw:style-name="gr8" draw:text-style-name="P54" svg:x1="5.248in" svg:y1="2.7189in" svg:x2="5.2091in" svg:y2="1.7854in"><text:p/></draw:line><draw:line text:anchor-type="paragraph" draw:z-index="33" draw:name="Shape19" draw:style-name="gr8" draw:text-style-name="P54" svg:x1="5.222in" svg:y1="3.4244in" svg:x2="5.2354in" svg:y2="4.5937in"><text:p/></draw:line><draw:line text:anchor-type="paragraph" draw:z-index="34" draw:name="Shape20" draw:style-name="gr8" draw:text-style-name="P54" svg:x1="2.3417in" svg:y1="1.2945in" svg:x2="2.6598in" svg:y2="1.3079in"><text:p/></draw:line><draw:line text:anchor-type="paragraph" draw:z-index="35" draw:name="Shape21" draw:style-name="gr8" draw:text-style-name="P54" svg:x1="4.0457in" svg:y1="1.3335in" svg:x2="4.4094in" svg:y2="1.3335in"><text:p/></draw:line><text:tab/>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37" draw:name="Shape23" draw:style-name="gr8" draw:text-style-name="P54" svg:x1="2.3417in" svg:y1="0.0346in" svg:x2="2.6472in" svg:y2="1.3in"><text:p/></draw:line></text:p>
      <text:p text:style-name="P3"/>
      <text:p text:style-name="P3"/>
      <text:p text:style-name="P3"><draw:custom-shape text:anchor-type="paragraph" draw:z-index="24" draw:name="Shape13" draw:style-name="gr9" draw:text-style-name="P54" svg:width="1.3732in" svg:height="0.7059in" svg:x="0.8819in" svg:y="0.0701in"><text:p text:style-name="P52">diampu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6" draw:name="Shape22" draw:style-name="gr12" draw:text-style-name="P53" svg:width="1.4386in" svg:height="0.6413in" svg:x="2.6472in" svg:y="0.1126in"><text:p>mengambil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7" draw:name="Shape13" draw:style-name="gr11" draw:text-style-name="P54" svg:width="1.2031in" svg:height="0.7059in" svg:x="4.6075in" svg:y="0.1528in"><text:p text:style-name="P52">diajarka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><draw:line text:anchor-type="paragraph" draw:z-index="38" draw:name="Shape24" draw:style-name="gr8" draw:text-style-name="P54" svg:x1="4.0327in" svg:y1="0.1264in" svg:x2="4.3709in" svg:y2="1.7654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5320449717233482" text:style-name="L3">
        <text:list-item>
          <text:p text:style-name="P11"><text:soft-page-break/>Mengambil contoh sembarang database. Lalu, membuat rancangan ER diagram dari tahap 1 sampai 4.</text:p>
        </text:list-item>
      </text:list>
      <text:p text:style-name="P12"/>
      <text:p text:style-name="P26"><text:tab/>Database <text:span text:style-name="T12">toko online baju</text:span></text:p>
      <text:list xml:id="list8270980362749773363" text:style-name="L4">
        <text:list-item>
          <text:list>
            <text:list-item>
              <text:p text:style-name="P23">Entitas:</text:p>
              <text:list>
                <text:list-item>
                  <text:p text:style-name="P23">kategori <text:tab/>: berisi data lengkap tentang kategori yang digunakan</text:p>
                </text:list-item>
                <text:list-item>
                  <text:p text:style-name="P23">barang <text:tab/>: berisi data lengkap tentang barang penjualan</text:p>
                </text:list-item>
                <text:list-item>
                  <text:p text:style-name="P23">pelanggan <text:tab/>: berisi data lengkap pribadi pelanggan</text:p>
                </text:list-item>
                <text:list-item>
                  <text:p text:style-name="P23">order <text:tab/><text:tab/>: berisi data lengkap tentang pemesanan pelanggan</text:p>
                </text:list-item>
              </text:list>
            </text:list-item>
            <text:list-item>
              <text:p text:style-name="P23">Attribute:</text:p>
              <text:list>
                <text:list-item>
                  <text:p text:style-name="P23">kategori:</text:p>
                  <text:list>
                    <text:list-item>
                      <text:p text:style-name="P23">id_kategori<text:tab/> : nomor id dari kategori (integer) <text:span text:style-name="T3">PK</text:span></text:p>
                    </text:list-item>
                    <text:list-item>
                      <text:p text:style-name="P7">nama_kategori : nama dari kategori (varchar(20))</text:p>
                    </text:list-item>
                  </text:list>
                </text:list-item>
                <text:list-item>
                  <text:p text:style-name="P23">barang:</text:p>
                  <text:list>
                    <text:list-item>
                      <text:p text:style-name="P23">kode_barang<text:tab/>: kode dari barang yang dijual (varchar(5)) <text:span text:style-name="T3">PK</text:span></text:p>
                    </text:list-item>
                    <text:list-item>
                      <text:p text:style-name="P7">nama_barang<text:tab/>: nama dari barang yang dijual (varchar(20))</text:p>
                    </text:list-item>
                  </text:list>
                </text:list-item>
                <text:list-item>
                  <text:p text:style-name="P23">pelanggan:</text:p>
                  <text:list>
                    <text:list-item>
                      <text:p text:style-name="P23">id_pelanggan <text:tab/><text:tab/>: id yang dimiliki pelanggan (varchar(20)) <text:span text:style-name="T3">PK</text:span></text:p>
                    </text:list-item>
                    <text:list-item>
                      <text:p text:style-name="P7">nama_pelanggan<text:tab/>: nama lengkap pelanggan (varchar(45))</text:p>
                    </text:list-item>
                    <text:list-item>
                      <text:p text:style-name="P8">alamat_pelanggan<text:tab/>: alamat lengkap pelanggan (varchar(225))</text:p>
                    </text:list-item>
                    <text:list-item>
                      <text:p text:style-name="P8">telepon_pelanggan<text:tab/>: nomor telepon pelanggan (integer)</text:p>
                    </text:list-item>
                  </text:list>
                </text:list-item>
                <text:list-item>
                  <text:p text:style-name="P23">order :</text:p>
                  <text:list>
                    <text:list-item>
                      <text:p text:style-name="P25">no_order<text:tab/>: no transaksi order (integer) <text:span text:style-name="T3">PK</text:span></text:p>
                    </text:list-item>
                    <text:list-item>
                      <text:p text:style-name="P8">jumlah_order<text:tab/>: jumlah order (integer)</text:p>
                    </text:list-item>
                    <text:list-item>
                      <text:p text:style-name="P8">biaya_order<text:tab/>: jumlah biaya pembelian (integer)</text:p>
                    </text:list-item>
                    <text:list-item>
                      <text:p text:style-name="P8">tanggal_order<text:tab/>: date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91201098925165" text:continue-numbering="true" text:style-name="L4">
        <text:list-item>
          <text:list>
            <text:list-item>
              <text:p text:style-name="P23"><text:soft-page-break/>Relationship: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9">kategori</text:p>
          </table:table-cell>
          <table:table-cell table:style-name="Table3.A1" office:value-type="string">
            <text:p text:style-name="P49">barang</text:p>
          </table:table-cell>
          <table:table-cell table:style-name="Table3.A1" office:value-type="string">
            <text:p text:style-name="P49">pelanggan</text:p>
          </table:table-cell>
          <table:table-cell table:style-name="Table3.E1" office:value-type="string">
            <text:p text:style-name="P49">order</text:p>
          </table:table-cell>
        </table:table-row>
        <table:table-row>
          <table:table-cell table:style-name="Table3.A2" office:value-type="string">
            <text:p text:style-name="P49">kategori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49">1:n</text:p>
          </table:table-cell>
          <table:table-cell table:style-name="Table3.A2" office:value-type="string">
            <text:p text:style-name="P38">-</text:p>
          </table:table-cell>
          <table:table-cell table:style-name="Table3.E2" office:value-type="string">
            <text:p text:style-name="P38">-</text:p>
          </table:table-cell>
        </table:table-row>
        <table:table-row>
          <table:table-cell table:style-name="Table3.A2" office:value-type="string">
            <text:p text:style-name="P49">barang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51">n:m</text:p>
          </table:table-cell>
          <table:table-cell table:style-name="Table3.E2" office:value-type="string">
            <text:p text:style-name="P49">1:n</text:p>
          </table:table-cell>
        </table:table-row>
        <table:table-row>
          <table:table-cell table:style-name="Table3.A2" office:value-type="string">
            <text:p text:style-name="P49">pelanggan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38">-</text:p>
          </table:table-cell>
          <table:table-cell table:style-name="Table3.E2" office:value-type="string">
            <text:p text:style-name="P49">-</text:p>
          </table:table-cell>
        </table:table-row>
        <table:table-row>
          <table:table-cell table:style-name="Table3.A2" office:value-type="string">
            <text:p text:style-name="P49">order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43">-</text:p>
          </table:table-cell>
          <table:table-cell table:style-name="Table3.A2" office:value-type="string">
            <text:p text:style-name="P42"/>
          </table:table-cell>
          <table:table-cell table:style-name="Table3.E2" office:value-type="string">
            <text:p text:style-name="P38">-</text:p>
          </table:table-cell>
        </table:table-row>
      </table:table>
      <text:p text:style-name="P24"/>
      <text:list xml:id="list928437583825274380" text:style-name="L11">
        <text:list-item>
          <text:p text:style-name="P27">kategori berisi barang:</text:p>
        </text:list-item>
      </text:list>
      <text:list xml:id="list2758049017694994124" text:style-name="L12">
        <text:list-item>
          <text:list>
            <text:list-item>
              <text:p text:style-name="P28">Tabel utama : kategori</text:p>
            </text:list-item>
            <text:list-item>
              <text:p text:style-name="P28">Tabel kedua : barang</text:p>
            </text:list-item>
            <text:list-item>
              <text:p text:style-name="P28">Relationship : one to many (1:n)</text:p>
            </text:list-item>
            <text:list-item>
              <text:p text:style-name="P28">Attribute : id_kategori (FK id_kategori di barang)</text:p>
            </text:list-item>
          </text:list>
        </text:list-item>
      </text:list>
      <text:list xml:id="list91200617926242" text:continue-list="list928437583825274380" text:style-name="L11">
        <text:list-item>
          <text:p text:style-name="P27">barang <text:span text:style-name="T13">memiliki order</text:span>:</text:p>
        </text:list-item>
      </text:list>
      <text:list xml:id="list2550777063929978923" text:style-name="L13">
        <text:list-item>
          <text:list>
            <text:list-item>
              <text:p text:style-name="P29">Tabel utama : <text:span text:style-name="T13">barang</text:span></text:p>
            </text:list-item>
            <text:list-item>
              <text:p text:style-name="P30">Tabel kedua : order</text:p>
            </text:list-item>
            <text:list-item>
              <text:p text:style-name="P30">Relationship : one to many (1:n)</text:p>
            </text:list-item>
            <text:list-item>
              <text:p text:style-name="P30">Attribute : kode_barang (FK kode_barang di order)</text:p>
            </text:list-item>
          </text:list>
        </text:list-item>
      </text:list>
      <text:list xml:id="list91201985359618" text:continue-list="list91200617926242" text:style-name="L11">
        <text:list-item>
          <text:p text:style-name="P31">pelanggan <text:span text:style-name="T14">memesan barang:</text:span></text:p>
        </text:list-item>
      </text:list>
      <text:list xml:id="list5707289956383857037" text:style-name="L14">
        <text:list-item>
          <text:list>
            <text:list-item>
              <text:p text:style-name="P32">Tabel utama : pelanggan, barang</text:p>
            </text:list-item>
            <text:list-item>
              <text:p text:style-name="P32">Tabel kedua : pelanggan_order_barang</text:p>
            </text:list-item>
            <text:list-item>
              <text:p text:style-name="P32">Relationship : many to many (n:m)</text:p>
            </text:list-item>
            <text:list-item>
              <text:p text:style-name="P32">Attribute : id_pelanggan, kode_barang (FK id_pelanggan, kode_barang di pelanggan_order_barang)</text:p>
            </text:list-item>
          </text:list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91200952213819" text:continue-list="list91201098925165" text:style-name="L4">
        <text:list-item>
          <text:list>
            <text:list-item>
              <text:p text:style-name="P23"><text:soft-page-break/>ER Diagram:</text:p>
            </text:list-item>
          </text:list>
        </text:list-item>
      </text:list>
      <text:p text:style-name="P24"/>
      <text:p text:style-name="P24"><draw:custom-shape text:anchor-type="paragraph" draw:z-index="39" draw:name="Shape25" draw:style-name="gr13" draw:text-style-name="P54" svg:width="1.6614in" svg:height="1.0724in" svg:x="0.2264in" svg:y="0.8543in"><text:p text:style-name="P52">kategori</text:p><draw:enhanced-geometry svg:viewBox="0 0 21600 21600" draw:type="rectangle" draw:enhanced-path="M 0 0 L 21600 0 21600 21600 0 21600 0 0 Z N"/></draw:custom-shape><draw:custom-shape text:anchor-type="paragraph" draw:z-index="40" draw:name="Shape25" draw:style-name="gr13" draw:text-style-name="P54" svg:width="1.6614in" svg:height="1.0724in" svg:x="4.0091in" svg:y="0.8193in"><text:p text:style-name="P52">order</text:p><draw:enhanced-geometry svg:viewBox="0 0 21600 21600" draw:type="rectangle" draw:enhanced-path="M 0 0 L 21600 0 21600 21600 0 21600 0 0 Z N"/></draw:custom-shape><draw:custom-shape text:anchor-type="paragraph" draw:z-index="41" draw:name="Shape25" draw:style-name="gr13" draw:text-style-name="P53" svg:width="1.6614in" svg:height="1.0724in" svg:x="0.2953in" svg:y="3.5756in"><text:p text:style-name="P52">barang</text:p><draw:enhanced-geometry svg:viewBox="0 0 21600 21600" draw:type="rectangle" draw:enhanced-path="M 0 0 L 21600 0 21600 21600 0 21600 0 0 Z N"/></draw:custom-shape><draw:custom-shape text:anchor-type="paragraph" draw:z-index="42" draw:name="Shape25" draw:style-name="gr13" draw:text-style-name="P54" svg:width="1.6614in" svg:height="1.0724in" svg:x="3.9862in" svg:y="3.6217in"><text:p text:style-name="P52">pelanggan</text:p><draw:enhanced-geometry svg:viewBox="0 0 21600 21600" draw:type="rectangle" draw:enhanced-path="M 0 0 L 21600 0 21600 21600 0 21600 0 0 Z N"/></draw:custom-shape><draw:custom-shape text:anchor-type="paragraph" draw:z-index="44" draw:name="Shape26" draw:style-name="gr14" draw:text-style-name="P54" svg:width="1.4303in" svg:height="0.485in" svg:x="-0.4429in" svg:y="0.0772in"><text:p text:style-name="P52">id_kategor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3" draw:name="Shape26" draw:style-name="gr14" draw:text-style-name="P54" svg:width="1.4303in" svg:height="0.485in" svg:x="1.1492in" svg:y="0.0882in"><text:p text:style-name="P52">nama_kategor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Shape26" draw:style-name="gr14" draw:text-style-name="P53" svg:width="1.4303in" svg:height="0.485in" svg:x="-0.5in" svg:y="4.8984in"><text:p text:style-name="P52">kode_bara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6" draw:name="Shape26" draw:style-name="gr14" draw:text-style-name="P54" svg:width="1.4303in" svg:height="0.485in" svg:x="4.0902in" svg:y="4.9335in"><text:p text:style-name="P52">id_pelangg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7" draw:name="Shape26" draw:style-name="gr14" draw:text-style-name="P54" svg:width="1.4303in" svg:height="0.485in" svg:x="1.1382in" svg:y="4.8756in"><text:p text:style-name="P52">nama_bara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8" draw:name="Shape26" draw:style-name="gr14" draw:text-style-name="P54" svg:width="1.4303in" svg:height="0.485in" svg:x="5.8319in" svg:y="4.9563in"><text:p text:style-name="P52">nama_pelangg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9" draw:name="Shape26" draw:style-name="gr14" draw:text-style-name="P54" svg:width="1.4303in" svg:height="0.485in" svg:x="5.8429in" svg:y="3.5409in"><text:p text:style-name="P52">telepon_pelangg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name="Shape26" draw:style-name="gr14" draw:text-style-name="P53" svg:width="1.4303in" svg:height="0.485in" svg:x="5.8319in" svg:y="4.2409in"><text:p text:style-name="P52">alamat_pelangg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1" draw:name="Shape26" draw:style-name="gr14" draw:text-style-name="P54" svg:width="1.4303in" svg:height="0.485in" svg:x="5.9008in" svg:y="1.4071in"><text:p text:style-name="P52">no_or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26" draw:style-name="gr14" draw:text-style-name="P54" svg:width="1.4303in" svg:height="0.485in" svg:x="5.9126in" svg:y="0.7728in"><text:p text:style-name="P52">jumlah_or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3" draw:name="Shape26" draw:style-name="gr14" draw:text-style-name="P53" svg:width="1.4303in" svg:height="0.485in" svg:x="5.9126in" svg:y="0.1272in"><text:p text:style-name="P52">­biaya_or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4" draw:name="Shape26" draw:style-name="gr14" draw:text-style-name="P54" svg:width="1.4303in" svg:height="0.485in" svg:x="4.1945in" svg:y="0.1272in"><text:p text:style-name="P52">tanggal_or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5" draw:name="Shape27" draw:style-name="gr8" draw:text-style-name="P54" svg:x1="0.6189in" svg:y1="0.5618in" svg:x2="0.8146in" svg:y2="0.8543in"><text:p/></draw:line><draw:line text:anchor-type="paragraph" draw:z-index="56" draw:name="Shape28" draw:style-name="gr8" draw:text-style-name="P54" svg:x1="1.6567in" svg:y1="0.5728in" svg:x2="1.4256in" svg:y2="0.8539in"><text:p/></draw:line><draw:line text:anchor-type="paragraph" draw:z-index="57" draw:name="Shape29" draw:style-name="gr8" draw:text-style-name="P54" svg:x1="4.898in" svg:y1="0.6118in" svg:x2="4.898in" svg:y2="0.8193in"><text:p/></draw:line><draw:line text:anchor-type="paragraph" draw:z-index="58" draw:name="Shape30" draw:style-name="gr8" draw:text-style-name="P54" svg:x1="5.9701in" svg:y1="0.6118in" svg:x2="5.6701in" svg:y2="0.8193in"><text:p/></draw:line><draw:line text:anchor-type="paragraph" draw:z-index="59" draw:name="Shape31" draw:style-name="gr8" draw:text-style-name="P54" svg:x1="5.6701in" svg:y1="1.0772in" svg:x2="5.9126in" svg:y2="1.0661in"><text:p/></draw:line><draw:line text:anchor-type="paragraph" draw:z-index="60" draw:name="Shape32" draw:style-name="gr8" draw:text-style-name="P54" svg:x1="5.6701in" svg:y1="1.678in" svg:x2="5.9008in" svg:y2="1.678in"><text:p/></draw:line><draw:line text:anchor-type="paragraph" draw:z-index="61" draw:name="Shape33" draw:style-name="gr8" draw:text-style-name="P54" svg:x1="0.4689in" svg:y1="4.8988in" svg:x2="0.8028in" svg:y2="4.648in"><text:p/></draw:line><draw:line text:anchor-type="paragraph" draw:z-index="62" draw:name="Shape34" draw:style-name="gr8" draw:text-style-name="P54" svg:x1="1.1492in" svg:y1="4.648in" svg:x2="1.5984in" svg:y2="4.876in"><text:p/></draw:line><draw:line text:anchor-type="paragraph" draw:z-index="63" draw:name="Shape35" draw:style-name="gr8" draw:text-style-name="P54" svg:x1="4.8283in" svg:y1="4.6937in" svg:x2="4.8283in" svg:y2="4.9335in"><text:p/></draw:line><draw:line text:anchor-type="paragraph" draw:z-index="64" draw:name="Shape36" draw:style-name="gr8" draw:text-style-name="P54" svg:x1="5.5898in" svg:y1="4.6937in" svg:x2="5.8323in" svg:y2="5.0063in"><text:p/></draw:line><draw:line text:anchor-type="paragraph" draw:z-index="65" draw:name="Shape37" draw:style-name="gr8" draw:text-style-name="P54" svg:x1="5.6472in" svg:y1="3.9012in" svg:x2="5.8429in" svg:y2="3.8902in"><text:p/></draw:line><draw:line text:anchor-type="paragraph" draw:z-index="66" draw:name="Shape38" draw:style-name="gr8" draw:text-style-name="P54" svg:x1="5.6472in" svg:y1="4.4783in" svg:x2="5.8319in" svg:y2="4.4783in"><text:p/></draw:line><draw:custom-shape text:anchor-type="paragraph" draw:z-index="67" draw:name="Shape39" draw:style-name="gr15" draw:text-style-name="P53" svg:width="1.6724in" svg:height="0.7843in" svg:x="0.2602in" svg:y="2.378in"><text:p text:style-name="P52">berisi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8" draw:name="Shape39" draw:style-name="gr15" draw:text-style-name="P54" svg:width="1.6724in" svg:height="0.7843in" svg:x="2.1516in" svg:y="2.378in"><text:p text:style-name="P52">memiliki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9" draw:name="Shape40" draw:style-name="gr16" draw:text-style-name="P54" svg:width="1.6268in" svg:height="0.7496in" svg:x="2.1984in" svg:y="3.8425in"><text:p text:style-name="P52">memesa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0" draw:name="Shape41" draw:style-name="gr8" draw:text-style-name="P54" svg:x1="1.1028in" svg:y1="1.9264in" svg:x2="1.1028in" svg:y2="2.378in"><text:p/></draw:line><draw:line text:anchor-type="paragraph" draw:z-index="71" draw:name="Shape42" draw:style-name="gr8" draw:text-style-name="P54" svg:x1="1.0681in" svg:y1="3.1618in" svg:x2="1.1028in" svg:y2="3.5756in"><text:p/></draw:line><draw:line text:anchor-type="paragraph" draw:z-index="72" draw:name="Shape43" draw:style-name="gr8" draw:text-style-name="P54" svg:x1="1.9563in" svg:y1="4.1882in" svg:x2="2.2563in" svg:y2="4.1882in"><text:p/></draw:line><draw:line text:anchor-type="paragraph" draw:z-index="73" draw:name="Shape44" draw:style-name="gr8" draw:text-style-name="P54" svg:x1="3.8252in" svg:y1="4.1992in" svg:x2="3.9862in" svg:y2="4.0839in"><text:p/></draw:line><draw:line text:anchor-type="paragraph" draw:z-index="74" draw:name="Shape45" draw:style-name="gr8" draw:text-style-name="P54" svg:x1="3.0063in" svg:y1="2.378in" svg:x2="4.0091in" svg:y2="1.5661in"><text:p/></draw:line><draw:line text:anchor-type="paragraph" draw:z-index="75" draw:name="Shape46" draw:style-name="gr8" draw:text-style-name="P54" svg:x1="2.9827in" svg:y1="3.1618in" svg:x2="1.9327in" svg:y2="3.5756in"><text:p/></draw:lin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2:03:02.254475461</meta:creation-date>
    <dc:date>2018-03-12T09:11:26.071314075</dc:date>
    <meta:editing-duration>PT1H11M29S</meta:editing-duration>
    <meta:editing-cycles>31</meta:editing-cycles>
    <meta:generator>LibreOffice/5.1.6.2$Linux_X86_64 LibreOffice_project/10m0$Build-2</meta:generator>
    <meta:document-statistic meta:table-count="3" meta:image-count="0" meta:object-count="0" meta:page-count="6" meta:paragraph-count="135" meta:word-count="604" meta:character-count="3730" meta:non-whitespace-character-count="3334"/>
  </office:meta>
</office:document-meta>
</file>